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f35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top="0in" fo:margin-bottom="0.1402in" style:contextual-spacing="false"/>
    </style:style>
    <style:style style:name="P4" style:family="paragraph" style:parent-style-name="Standard">
      <style:text-properties officeooo:paragraph-rsid="001218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[1579] Remove Max Number of Edges to Keep Graph Fully Traversable</text:h>
      <text:p text:style-name="Standard">class UnionFind{</text:p>
      <text:p text:style-name="Standard"><text:s text:c="5"/>public:</text:p>
      <text:p text:style-name="Standard"><text:s text:c="8"/>std::vector&lt;int&gt; parent;</text:p>
      <text:p text:style-name="Standard"><text:s text:c="8"/>//std::vector&lt;int&gt; groups;</text:p>
      <text:p text:style-name="Standard"><text:s text:c="4"/>public:</text:p>
      <text:p text:style-name="Standard"><text:s text:c="8"/>UnionFind(int n){</text:p>
      <text:p text:style-name="Standard"><text:s text:c="12"/>//groups.resize(n+1,1);</text:p>
      <text:p text:style-name="Standard"><text:s text:c="12"/>parent.resize(n+1,0);</text:p>
      <text:p text:style-name="Standard"><text:s text:c="12"/>for (int i=1 ;i&lt;=n;++i) parent[i]=i;</text:p>
      <text:p text:style-name="Standard"><text:s text:c="8"/>}</text:p>
      <text:p text:style-name="Standard"/>
      <text:p text:style-name="Standard"><text:s text:c="8"/>int find(int p){</text:p>
      <text:p text:style-name="Standard"><text:s text:c="12"/>int root=p;</text:p>
      <text:p text:style-name="Standard"><text:s text:c="12"/>while(root!=parent[root])</text:p>
      <text:p text:style-name="Standard"><text:s text:c="16"/>root= arent[root];</text:p>
      <text:p text:style-name="Standard"><text:s text:c="16"/></text:p>
      <text:p text:style-name="Standard"><text:s text:c="12"/>while (p!=root){</text:p>
      <text:p text:style-name="Standard"><text:s text:c="16"/>int next=parent[p];</text:p>
      <text:p text:style-name="Standard"><text:s text:c="16"/>parent[p]=root;</text:p>
      <text:p text:style-name="Standard"><text:s text:c="16"/>p=next;</text:p>
      <text:p text:style-name="Standard"><text:s text:c="12"/>}</text:p>
      <text:p text:style-name="Standard"/>
      <text:p text:style-name="Standard"><text:s text:c="12"/>return root;</text:p>
      <text:p text:style-name="P3"><text:s text:c="8"/>}</text:p>
      <text:p text:style-name="P1"><text:s text:c="8"/>bool unify(int p,int q){</text:p>
      <text:p text:style-name="Standard"><text:s text:c="12"/>int parent_p=find(p);</text:p>
      <text:p text:style-name="Standard"><text:s text:c="12"/>int parent_q=find(q);</text:p>
      <text:p text:style-name="Standard"/>
      <text:p text:style-name="Standard"><text:s text:c="12"/>if (parent_p==parent_q) return false;</text:p>
      <text:p text:style-name="P4"><text:tab/>parent[parent_p]=parent_q;</text:p>
      <text:p text:style-name="Standard"><text:s text:c="11"/></text:p>
      <text:p text:style-name="Standard"><text:s text:c="12"/>/*if (groups[parent_p]&lt;groups[parent_q]){</text:p>
      <text:p text:style-name="Standard"><text:s text:c="16"/>groups[parent_q]+=groups[parent_p];</text:p>
      <text:p text:style-name="Standard"><text:s text:c="16"/>groups[parent_p]=1;</text:p>
      <text:p text:style-name="Standard"><text:s text:c="16"/>parent[parent_p]=parent_q;</text:p>
      <text:p text:style-name="Standard"><text:s text:c="12"/>}</text:p>
      <text:p text:style-name="Standard"><text:s text:c="12"/>else{</text:p>
      <text:p text:style-name="Standard"><text:s text:c="16"/>groups[parent_p]+=groups[parent_q];</text:p>
      <text:p text:style-name="Standard"><text:s text:c="16"/>groups[parent_q]=1;</text:p>
      <text:p text:style-name="Standard"><text:s text:c="16"/>parent[parent_q]=parent_p;</text:p>
      <text:p text:style-name="Standard"><text:s text:c="12"/>}*/</text:p>
      <text:p text:style-name="Standard"><text:s text:c="12"/>return true;</text:p>
      <text:p text:style-name="Standard"><text:s text:c="8"/>}</text:p>
      <text:p text:style-name="Standard">};</text:p>
      <text:p text:style-name="P2">class Solution {</text:p>
      <text:p text:style-name="Standard"><text:s text:c="4"/>public:</text:p>
      <text:p text:style-name="Standard"><text:s text:c="8"/>int maxNumEdgesToRemove(int n, std::vector&lt;std::vector&lt;int&gt;&gt;&amp; edges){</text:p>
      <text:p text:style-name="Standard"/>
      <text:p text:style-name="P1"><text:s text:c="12"/>std::sort(edges.begin(),edges.end(),</text:p>
      <text:p text:style-name="P1"><text:tab/><text:tab/><text:tab/>[](const std::vector&lt;int&gt;&amp; e1,const std::vector&lt;int&gt;&amp; e2){</text:p>
      <text:p text:style-name="P1"><text:tab/><text:tab/><text:tab/><text:tab/>return e1[0]&gt;e2[0];</text:p>
      <text:p text:style-name="P1"><text:tab/><text:tab/><text:tab/>}</text:p>
      <text:p text:style-name="P1"><text:tab/>);</text:p>
      <text:p text:style-name="Standard"/>
      <text:p text:style-name="Standard"><text:s text:c="12"/>UnionFind Alice=UnionFind(n);</text:p>
      <text:p text:style-name="Standard"><text:s text:c="12"/>UnionFind Bob=UnionFind(n);</text:p>
      <text:p text:style-name="Standard"/>
      <text:p text:style-name="Standard"><text:s text:c="12"/>int bob=0,alice=0,both=0;</text:p>
      <text:p text:style-name="Standard"><text:s text:c="12"/>for(auto&amp; edge: edges){</text:p>
      <text:p text:style-name="Standard"><text:s text:c="16"/>if(edge[0]==3){</text:p>
      <text:p text:style-name="Standard"><text:s text:c="20"/>if(Alice.unify(edge[1],edge[2]) &amp;&amp; Bob.unify(edge[1],edge[2])) both++;</text:p>
      <text:p text:style-name="Standard"><text:s text:c="16"/>}</text:p>
      <text:p text:style-name="Standard"><text:s text:c="16"/>else if(edge[0]==2){</text:p>
      <text:p text:style-name="Standard"><text:s text:c="20"/>if(Bob.unify(edge[1],edge[2])) bob++;</text:p>
      <text:p text:style-name="Standard"><text:s text:c="16"/>}</text:p>
      <text:p text:style-name="Standard"><text:s text:c="16"/>else{</text:p>
      <text:p text:style-name="Standard"><text:s text:c="20"/>if(Alice.unify(edge[1],edge[2])) alice++;</text:p>
      <text:p text:style-name="Standard"><text:s text:c="16"/>}</text:p>
      <text:p text:style-name="Standard"><text:s text:c="12"/>}</text:p>
      <text:p text:style-name="Standard"><text:s text:c="4"/><text:tab/> <text:s text:c="3"/></text:p>
      <text:p text:style-name="Standard"><text:s text:c="4"/><text:tab/> <text:s text:c="3"/>// Graph must be traversable for Alice and bob =&gt; Graph should be connected =&gt; E=V-1</text:p>
      <text:p text:style-name="Standard"><text:s text:c="4"/><text:tab/> <text:s text:c="3"/>// #edges for both+#edges of bob == n-1</text:p>
      <text:p text:style-name="Standard"><text:s text:c="4"/><text:tab/> <text:s text:c="3"/>// #edges for both+#edges of Alice == n-1</text:p>
      <text:p text:style-name="Standard"><text:s text:c="4"/><text:tab/> <text:s text:c="3"/>// #edges to remove=E-(#edges for both+#edges of Alice+#edges of bob)</text:p>
      <text:p text:style-name="Standard"/>
      <text:p text:style-name="Standard"><text:s text:c="12"/>return both+alice==n-1&amp;&amp;both+bob==n-1?edges.size()-both-alice-bob:-1; <text:s text:c="2"/></text:p>
      <text:p text:style-name="Standard"><text:s text:c="8"/>}</text:p>
      <text:p text:style-name="Standard">}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0:38:17.673327312</meta:creation-date>
    <dc:date>2024-07-01T10:50:37.639459930</dc:date>
    <meta:editing-duration>PT5M4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73" meta:word-count="166" meta:character-count="2323" meta:non-whitespace-character-count="1454"/>
  </office:meta>
</office:document-meta>
</file>